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7ab0b4" officeooo:paragraph-rsid="007ab0b4" style:font-weight-asian="bold" style:font-weight-complex="bold"/>
    </style:style>
    <style:style style:name="P2" style:family="paragraph" style:parent-style-name="Text_20_body">
      <style:text-properties style:font-name="Liberation Sans" fo:font-weight="bold" officeooo:rsid="0063d719" officeooo:paragraph-rsid="0063d719" style:font-weight-asian="bold" style:font-weight-complex="bold"/>
    </style:style>
    <style:style style:name="P3" style:family="paragraph" style:parent-style-name="Text_20_body">
      <style:text-properties style:font-name="Liberation Sans" fo:font-weight="bold" officeooo:rsid="0063d719" officeooo:paragraph-rsid="0063d719"/>
    </style:style>
    <style:style style:name="P4" style:family="paragraph" style:parent-style-name="Text_20_body">
      <style:text-properties style:font-name="Liberation Sans" fo:font-weight="bold" officeooo:rsid="0063d719" officeooo:paragraph-rsid="00a46db2"/>
    </style:style>
    <style:style style:name="P5" style:family="paragraph" style:parent-style-name="Text_20_body">
      <style:text-properties style:font-name="Liberation Sans" fo:font-weight="bold" officeooo:rsid="0063d719" officeooo:paragraph-rsid="00a48cc6"/>
    </style:style>
    <style:style style:name="P6" style:family="paragraph" style:parent-style-name="Subtitle">
      <style:text-properties style:font-name="Liberation Sans" officeooo:rsid="0012579c" officeooo:paragraph-rsid="000e303f"/>
    </style:style>
    <style:style style:name="P7" style:family="paragraph" style:parent-style-name="Title">
      <style:text-properties style:font-name="Liberation Sans" officeooo:rsid="00a216fd" officeooo:paragraph-rsid="00a216fd"/>
    </style:style>
    <style:style style:name="P8" style:family="paragraph" style:parent-style-name="Text_20_body">
      <style:text-properties officeooo:rsid="00a5a64e" officeooo:paragraph-rsid="00a5a64e"/>
    </style:style>
    <style:style style:name="P9" style:family="paragraph" style:parent-style-name="Text_20_body">
      <style:text-properties officeooo:paragraph-rsid="00a5a64e"/>
    </style:style>
    <style:style style:name="P10" style:family="paragraph" style:parent-style-name="Text_20_body">
      <style:text-properties officeooo:rsid="00a5f127" officeooo:paragraph-rsid="00a5f127"/>
    </style:style>
    <style:style style:name="P11" style:family="paragraph" style:parent-style-name="Text_20_body">
      <style:text-properties officeooo:rsid="00a750e5" officeooo:paragraph-rsid="00a765d8"/>
    </style:style>
    <style:style style:name="P12" style:family="paragraph" style:parent-style-name="Text_20_body">
      <style:text-properties officeooo:rsid="00a750e5" officeooo:paragraph-rsid="00a8bd5d"/>
    </style:style>
    <style:style style:name="P13" style:family="paragraph" style:parent-style-name="Text_20_body">
      <style:text-properties officeooo:rsid="00a765d8" officeooo:paragraph-rsid="00a765d8"/>
    </style:style>
    <style:style style:name="P14" style:family="paragraph" style:parent-style-name="Text_20_body">
      <style:text-properties officeooo:rsid="00a765d8" officeooo:paragraph-rsid="00a8bd5d"/>
    </style:style>
    <style:style style:name="P15" style:family="paragraph" style:parent-style-name="Heading_20_1">
      <style:text-properties style:font-name="Liberation Sans" officeooo:rsid="0037eda6" officeooo:paragraph-rsid="0037eda6"/>
    </style:style>
    <style:style style:name="P16" style:family="paragraph" style:parent-style-name="Heading_20_1">
      <style:text-properties officeooo:rsid="00a5a64e" officeooo:paragraph-rsid="00a5a64e"/>
    </style:style>
    <style:style style:name="P17" style:family="paragraph" style:parent-style-name="Heading_20_2">
      <style:text-properties officeooo:rsid="00a5a64e" officeooo:paragraph-rsid="00a5a64e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37eda6"/>
    </style:style>
    <style:style style:name="T3" style:family="text">
      <style:text-properties style:font-name="Liberation Sans" officeooo:rsid="009d59ab"/>
    </style:style>
    <style:style style:name="T4" style:family="text">
      <style:text-properties style:font-name="Liberation Sans" officeooo:rsid="00a216fd"/>
    </style:style>
    <style:style style:name="T5" style:family="text">
      <style:text-properties officeooo:rsid="00659e33"/>
    </style:style>
    <style:style style:name="T6" style:family="text">
      <style:text-properties officeooo:rsid="00a216fd"/>
    </style:style>
    <style:style style:name="T7" style:family="text">
      <style:text-properties style:font-weight-asian="bold" style:font-weight-complex="bold"/>
    </style:style>
    <style:style style:name="T8" style:family="text">
      <style:text-properties officeooo:rsid="00a216fd" style:font-weight-asian="bold" style:font-weight-complex="bold"/>
    </style:style>
    <style:style style:name="T9" style:family="text">
      <style:text-properties officeooo:rsid="00a2ff0a" style:font-weight-asian="bold" style:font-weight-complex="bold"/>
    </style:style>
    <style:style style:name="T10" style:family="text">
      <style:text-properties officeooo:rsid="00a46db2" style:font-weight-asian="bold" style:font-weight-complex="bold"/>
    </style:style>
    <style:style style:name="T11" style:family="text">
      <style:text-properties officeooo:rsid="00a48cc6" style:font-weight-asian="bold" style:font-weight-complex="bold"/>
    </style:style>
    <style:style style:name="T12" style:family="text">
      <style:text-properties officeooo:rsid="00a765d8"/>
    </style:style>
    <style:style style:name="T13" style:family="text">
      <style:text-properties officeooo:rsid="00a8bd5d"/>
    </style:style>
    <style:style style:name="T14" style:family="text">
      <style:text-properties officeooo:rsid="00aa4a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ID Controller</text:p>
      <text:p text:style-name="P6">Andreas Gotterba</text:p>
      <text:h text:style-name="P15" text:outline-level="1"><text:span text:style-name="T5">1. Edited</text:span> Files</text:h>
      <text:p text:style-name="P1"><text:span text:style-name="T2"><text:tab/>a</text:span><text:span text:style-name="T1">gotterba_</text:span><text:span text:style-name="T4">pid</text:span><text:span text:style-name="T1">_writeup.pdf<text:tab/><text:tab/><text:tab/>This </text:span><text:span text:style-name="T3">D</text:span><text:span text:style-name="T1">ocument</text:span></text:p>
      <text:p text:style-name="P2"><text:tab/><text:span text:style-name="T6">src/</text:span></text:p>
      <text:p text:style-name="P2"><text:tab/><text:tab/><text:span text:style-name="T6">main.cpp<text:tab/><text:tab/><text:tab/><text:tab/><text:tab/>main program</text:span></text:p>
      <text:p text:style-name="P2"><text:tab/><text:tab/><text:span text:style-name="T6">PID.h<text:tab/><text:tab/><text:tab/><text:tab/><text:tab/><text:tab/>basic PID controller header file</text:span></text:p>
      <text:p text:style-name="P2"><text:tab/><text:tab/><text:span text:style-name="T6">PID.cpp<text:tab/><text:tab/><text:tab/><text:tab/><text:tab/>basic PID controller implementation</text:span></text:p>
      <text:p text:style-name="P2"><text:tab/><text:tab/><text:span text:style-name="T6">TWIDDLE.h<text:tab/><text:tab/><text:tab/><text:tab/><text:tab/>twiddle header file</text:span></text:p>
      <text:p text:style-name="P3"><text:span text:style-name="T7"><text:tab/><text:tab/></text:span><text:span text:style-name="T8">TWIDDLE.cpp<text:tab/><text:tab/><text:tab/><text:tab/>twiddle implementation</text:span></text:p>
      <text:p text:style-name="P3"><text:span text:style-name="T8"><text:tab/></text:span><text:span text:style-name="T9">videos</text:span></text:p>
      <text:p text:style-name="P4"><text:span text:style-name="T9"><text:tab/><text:tab/></text:span><text:span text:style-name="T10">manual tuning:<text:tab/><text:tab/><text:tab/><text:tab/></text:span><text:a xlink:type="simple" xlink:href="https://youtu.be/o5mbsOFGstw" text:style-name="Internet_20_link" text:visited-style-name="Visited_20_Internet_20_Link"><text:span text:style-name="T10">https://youtu.be/o5mbsOFGstw</text:span></text:a><text:span text:style-name="T10"> </text:span></text:p>
      <text:p text:style-name="P5"><text:span text:style-name="T10"><text:tab/><text:tab/>twiddle result:<text:tab/><text:tab/><text:tab/><text:tab/></text:span><text:a xlink:type="simple" xlink:href="https://youtu.be/v7_jAIiVolw" text:style-name="Internet_20_link" text:visited-style-name="Visited_20_Internet_20_Link"><text:span text:style-name="T11">https://youtu.be/v7_jAIiVolw</text:span></text:a><text:span text:style-name="T11"> </text:span><text:span text:style-name="T10"><text:tab/></text:span></text:p>
      <text:h text:style-name="P16" text:outline-level="1">2. Parameters’ Effects</text:h>
      <text:h text:style-name="P17" text:outline-level="2">2.1 P</text:h>
      <text:p text:style-name="P10">The workhorse parameter, P is the main means of reducing the error. <text:s/></text:p>
      <text:p text:style-name="P13"/>
      <text:p text:style-name="P12">start bridge log time:<text:tab/><text:tab/><text:span text:style-name="T13">81.8577</text:span><text:tab/><text:span text:style-name="T13">start</text:span> bridge watch time:<text:tab/>0.00</text:p>
      <text:p text:style-name="P12">next start bridge log time:<text:tab/><text:span text:style-name="T13">253.041</text:span><text:tab/>next <text:span text:style-name="T13">start</text:span> watch time:<text:tab/><text:tab/><text:span text:style-name="T13">171</text:span></text:p>
      <text:p text:style-name="P14">diff:<text:tab/><text:tab/><text:tab/><text:tab/><text:span text:style-name="T13">171.1833<text:tab/><text:tab/><text:tab/><text:tab/><text:tab/>171</text:span><text:tab/><text:tab/><text:tab/><text:tab/><text:tab/></text:p>
      <text:p text:style-name="P14">measured feedback delay:<text:tab/><text:span text:style-name="T14">0.189</text:span></text:p>
      <text:h text:style-name="P17" text:outline-level="2">2.2 I</text:h>
      <text:h text:style-name="P17" text:outline-level="2">2.3 D</text:h>
      <text:p text:style-name="P9"/>
      <text:h text:style-name="P17" text:outline-level="2"><text:soft-page-break/>3. Parameter Choice</text:h>
      <text:h text:style-name="Heading_20_2" text:outline-level="2">3.1 Initial Manual Tuning</text:h>
      <text:h text:style-name="Heading_20_2" text:outline-level="2">3.2 Ziegler-Nichols</text:h>
      <text:h text:style-name="Heading_20_2" text:outline-level="2">3.3 Twiddle</text:h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20:09:09.623167255</meta:creation-date>
    <meta:generator>LibreOffice/5.1.6.2$Linux_X86_64 LibreOffice_project/10m0$Build-2</meta:generator>
    <dc:date>2017-12-01T00:00:14.486106890</dc:date>
    <meta:editing-duration>P1DT1H44M37S</meta:editing-duration>
    <meta:editing-cycles>65</meta:editing-cycles>
    <meta:document-statistic meta:table-count="0" meta:image-count="0" meta:object-count="0" meta:page-count="2" meta:paragraph-count="26" meta:word-count="99" meta:character-count="758" meta:non-whitespace-character-count="621"/>
  </office:meta>
</office:document-meta>
</file>